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16.5" calcext:value-type="float">
            <text:p>16,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10.5" calcext:value-type="float">
            <text:p>10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17.5" calcext:value-type="float">
            <text:p>17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cartelle progetto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0-31T15:21:20.727820576</dc:date>
    <meta:editing-duration>PT23M9S</meta:editing-duration>
    <meta:editing-cycles>16</meta:editing-cycles>
    <meta:generator>LibreOffice/7.3.6.2$Linux_X86_64 LibreOffice_project/30$Build-2</meta:generator>
    <meta:document-statistic meta:table-count="1" meta:cell-count="109" meta:object-count="0"/>
  </office:meta>
</office:document-meta>
</file>